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1.692cm"/>
      <style:paragraph-properties style:writing-mode="lr-tb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48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306cm" fo:min-width="1.05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draw:fill-color="#5983b0" draw:textarea-horizontal-align="justify" draw:textarea-vertical-align="middle" draw:auto-grow-height="false" fo:min-height="1.942cm" fo:min-width="1.692cm"/>
      <style:paragraph-properties style:writing-mode="lr-tb"/>
    </style:style>
    <style:style style:name="gr8" style:family="graphic" style:parent-style-name="standard">
      <style:graphic-properties draw:stroke="none" draw:stroke-dash="Dashed_20__28_var_29_" draw:fill-color="#5983b0" draw:textarea-horizontal-align="justify" draw:textarea-vertical-align="middle" draw:auto-grow-height="false" fo:min-height="1.942cm" fo:min-width="1.692cm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942cm" fo:min-width="1.6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co1" style:family="table-column">
      <style:table-column-properties style:column-width="1.512cm" style:use-optimal-column-width="false"/>
    </style:style>
    <style:style style:name="co2" style:family="table-column">
      <style:table-column-properties style:column-width="15.519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5983b0"/>
      <style:paragraph-properties fo:text-align="center" style:writing-mode="lr-tb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xml:id="id2" draw:id="id2" draw:layer="layout" svg:width="3.1cm" svg:height="3.1cm" svg:x="20.3cm" svg:y="21.5cm">
          <text:p text:style-name="P1">Показ</text:p>
          <text:p text:style-name="P1">хвили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354cm" svg:y1="4.346cm" svg:x2="20.3cm" svg:y2="23.05cm" draw:start-shape="id1" draw:start-glue-point="7" draw:end-shape="id2" draw:end-glue-point="6" svg:d="M2354 4346c0 12470 5982 18704 17946 18704" svg:viewBox="0 0 17947 18705">
          <text:p/>
        </draw:connector>
        <draw:connector draw:style-name="gr2" draw:text-style-name="P2" draw:layer="layout" draw:type="curve" svg:x1="23.4cm" svg:y1="23.05cm" svg:x2="39.846cm" svg:y2="4.346cm" draw:start-shape="id2" draw:start-glue-point="10" draw:end-shape="id3" draw:end-glue-point="9" svg:d="M23400 23050c10964 0 16446-6234 16446-18704" svg:viewBox="0 0 16447 18705">
          <text:p/>
        </draw:connector>
        <draw:connector draw:style-name="gr2" draw:text-style-name="P2" draw:layer="layout" draw:type="line" svg:x1="37.654cm" svg:y1="2.154cm" svg:x2="4.546cm" svg:y2="2.154cm" draw:start-shape="id3" draw:start-glue-point="5" draw:end-shape="id1" draw:end-glue-point="11" svg:d="M37654 2154h-33108" svg:viewBox="0 0 33109 1">
          <text:p/>
        </draw:connector>
        <draw:frame draw:style-name="gr3" draw:text-style-name="P3" draw:layer="layout" svg:width="6cm" svg:height="1.3cm" svg:x="18cm" svg:y="1.2cm">
          <draw:text-box>
            <text:p>sw_state = 2’b10</text:p>
          </draw:text-box>
        </draw:frame>
        <draw:frame draw:style-name="gr4" draw:text-style-name="P3" draw:layer="layout" svg:width="6.214cm" svg:height="1.673cm" draw:transform="rotate (0.922930108454601) translate (33.3cm 19.355cm)">
          <draw:text-box>
            <text:p>sw_state = 2’b10</text:p>
          </draw:text-box>
        </draw:frame>
        <draw:frame draw:style-name="gr5" draw:text-style-name="P3" draw:layer="layout" svg:width="8.808cm" svg:height="1.698cm" draw:transform="rotate (-1.05068820970059) translate (4.873cm 13.1cm)">
          <draw:text-box>
            <text:p>sw_state = 2’b10</text:p>
          </draw:text-box>
        </draw:frame>
        <draw:connector draw:style-name="gr2" draw:text-style-name="P2" draw:layer="layout" draw:type="line" svg:x1="4.546cm" svg:y1="4.346cm" svg:x2="9.754cm" svg:y2="10.154cm" draw:start-shape="id1" draw:start-glue-point="9" draw:end-shape="id4" draw:end-glue-point="5" svg:d="M4546 4346l5208 5808" svg:viewBox="0 0 5209 5809">
          <text:p/>
        </draw:connector>
        <draw:frame draw:style-name="gr4" draw:text-style-name="P3" draw:layer="layout" svg:width="6cm" svg:height="1.673cm" draw:transform="rotate (-0.869872099193973) translate (6.279cm 4.236cm)">
          <draw:text-box>
            <text:p>sw_state = 2’b01</text:p>
          </draw:text-box>
        </draw:frame>
        <draw:frame draw:style-name="gr4" draw:text-style-name="P3" draw:layer="layout" svg:width="6cm" svg:height="1.673cm" svg:x="20.7cm" svg:y="16.8cm">
          <draw:text-box>
            <text:p>sw_state = 2’b01</text:p>
          </draw:text-box>
        </draw:frame>
        <draw:frame draw:style-name="gr4" draw:text-style-name="P3" draw:layer="layout" svg:width="6cm" svg:height="1.673cm" draw:transform="rotate (-0.176627320301826) translate (19.094cm 2.999cm)">
          <draw:text-box>
            <text:p>sw_state = 2’b01</text:p>
          </draw:text-box>
        </draw:frame>
        <draw:custom-shape draw:style-name="gr1" draw:text-style-name="P1" xml:id="id1" draw:id="id1" draw:layer="layout" svg:width="3.1cm" svg:height="3.1cm" svg:x="1.9cm" svg:y="1.7cm">
          <text:p text:style-name="P1">Показ</text:p>
          <text:p text:style-name="P1">секун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1cm" svg:height="3.1cm" svg:x="37.2cm" svg:y="1.7cm">
          <text:p text:style-name="P1">Показ</text:p>
          <text:p text:style-name="P1">годи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2cm" svg:height="2.2cm" svg:x="31cm" svg:y="8.7cm">
          <text:p text:style-name="P1">i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6" draw:id="id6" draw:layer="layout" svg:width="3.1cm" svg:height="3.1cm" svg:x="29cm" svg:y="9.8cm">
          <text:p text:style-name="P1">Зміна</text:p>
          <text:p text:style-name="P1">годи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1.673cm" svg:x="29.497cm" svg:y="7.115cm">
          <draw:text-box>
            <text:p>sw_state = 2’b10</text:p>
          </draw:text-box>
        </draw:frame>
        <draw:connector draw:style-name="gr2" draw:text-style-name="P2" draw:layer="layout" draw:type="curve" draw:line-skew="3.374cm" svg:x1="20.754cm" svg:y1="21.954cm" svg:x2="9.754cm" svg:y2="12.346cm" draw:start-shape="id2" draw:start-glue-point="5" draw:end-shape="id4" draw:end-glue-point="7" svg:d="M20754 21954c0-2143-11000 2660-11000-9608" svg:viewBox="0 0 11001 9609">
          <text:p/>
        </draw:connector>
        <draw:connector draw:style-name="gr2" draw:text-style-name="P2" draw:layer="layout" draw:type="curve" draw:line-skew="3.885cm" svg:x1="38.75cm" svg:y1="4.8cm" svg:x2="10.85cm" svg:y2="12.8cm" draw:start-shape="id3" draw:start-glue-point="8" draw:end-shape="id4" draw:end-glue-point="8" svg:d="M38750 4800c0 18580-27900 14580-27900 8000" svg:viewBox="0 0 27901 13497">
          <text:p/>
        </draw:connector>
        <draw:connector draw:style-name="gr2" draw:text-style-name="P2" draw:layer="layout" draw:type="line" svg:x1="12.4cm" svg:y1="11.25cm" svg:x2="19.3cm" svg:y2="11.35cm" draw:start-shape="id4" draw:start-glue-point="10" draw:end-shape="id5" draw:end-glue-point="6" svg:d="M12400 11250l6900 100" svg:viewBox="0 0 6901 101">
          <text:p/>
        </draw:connector>
        <draw:connector draw:style-name="gr2" draw:text-style-name="P2" draw:layer="layout" draw:type="curve" draw:line-skew="8.733cm" svg:x1="29.454cm" svg:y1="10.254cm" svg:x2="5cm" svg:y2="3.25cm" draw:start-shape="id6" draw:start-glue-point="5" draw:end-shape="id1" draw:end-glue-point="10" svg:d="M29454 10254c-5580 0 6647-7004-24454-7004" svg:viewBox="0 0 24455 7005">
          <text:p/>
        </draw:connector>
        <draw:custom-shape draw:style-name="gr6" draw:text-style-name="P4" draw:layer="layout" svg:width="2.2cm" svg:height="2.2cm" svg:x="20.9cm" svg:y="8.6cm">
          <text:p text:style-name="P1">i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1.673cm" svg:x="19.398cm" svg:y="7.4cm">
          <draw:text-box>
            <text:p>sw_state = 2’b10</text:p>
          </draw:text-box>
        </draw:frame>
        <draw:custom-shape draw:style-name="gr8" draw:text-style-name="P5" xml:id="id5" draw:id="id5" draw:layer="layout" svg:width="3.1cm" svg:height="3.1cm" svg:x="19.3cm" svg:y="9.8cm">
          <text:p text:style-name="P1">Зміна</text:p>
          <text:p text:style-name="P1">хвили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2cm" svg:height="2.2cm" svg:x="11.202cm" svg:y="8.653cm">
          <text:p text:style-name="P1">i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4" draw:id="id4" draw:layer="layout" svg:width="3.1cm" svg:height="3.1cm" svg:x="9.3cm" svg:y="9.7cm">
          <text:p text:style-name="P1">Зміна</text:p>
          <text:p text:style-name="P1">секун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1.673cm" svg:x="10.5cm" svg:y="7.5cm">
          <draw:text-box>
            <text:p>sw_state = 2’b10</text:p>
          </draw:text-box>
        </draw:frame>
        <draw:frame draw:style-name="gr3" draw:text-style-name="P3" draw:layer="layout" svg:width="6cm" svg:height="1.3cm" svg:x="13cm" svg:y="10.3cm">
          <draw:text-box>
            <text:p>sw_state = 2’b10</text:p>
          </draw:text-box>
        </draw:frame>
        <draw:connector draw:style-name="gr2" draw:text-style-name="P2" draw:layer="layout" draw:type="line" svg:x1="22.4cm" svg:y1="11.35cm" svg:x2="29cm" svg:y2="11.35cm" draw:start-shape="id5" draw:start-glue-point="10" draw:end-shape="id6" draw:end-glue-point="6" svg:d="M22400 11350h6600" svg:viewBox="0 0 6601 1">
          <text:p/>
        </draw:connector>
        <draw:frame draw:style-name="gr3" draw:text-style-name="P3" draw:layer="layout" svg:width="6cm" svg:height="1.3cm" svg:x="22.5cm" svg:y="10.3cm">
          <draw:text-box>
            <text:p>sw_state = 2’b10</text:p>
          </draw:text-box>
        </draw:frame>
        <draw:frame draw:style-name="gr4" draw:text-style-name="P3" draw:layer="layout" svg:width="6cm" svg:height="1.673cm" draw:transform="rotate (-0.361806753938425) translate (11.992cm 18.266cm)">
          <draw:text-box>
            <text:p>sw_state = 2’b01</text:p>
          </draw:text-box>
        </draw:frame>
        <draw:frame draw:style-name="standard" draw:layer="layout" svg:width="17.03cm" svg:height="4.859cm" svg:x="0.869cm" svg:y="24.22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sun3">
              <table:table-cell table:number-columns-spanned="2">
                <text:p>Опис значень sw_state:</text:p>
              </table:table-cell>
              <table:covered-table-cell/>
            </table:table-row>
            <table:table-row table:style-name="ro1" table:default-cell-style-name="sun2">
              <table:table-cell>
                <text:p>11</text:p>
              </table:table-cell>
              <table:table-cell>
                <text:p>Кнопка не нажата,(ігнорується кожним станом)</text:p>
              </table:table-cell>
            </table:table-row>
            <table:table-row table:style-name="ro1" table:default-cell-style-name="sun1">
              <table:table-cell>
                <text:p>10</text:p>
              </table:table-cell>
              <table:table-cell>
                <text:p>Кнопка натиснута швидко(менше 1.5 секунди)</text:p>
              </table:table-cell>
            </table:table-row>
            <table:table-row table:style-name="ro1" table:default-cell-style-name="sun2">
              <table:table-cell>
                <text:p>01</text:p>
              </table:table-cell>
              <table:table-cell>
                <text:p>Кнопка натиснута довго(1.5 секунд і більше)</text:p>
              </table:table-cell>
            </table:table-row>
            <table:table-row table:style-name="ro1" table:default-cell-style-name="sun1">
              <table:table-cell>
                <text:p>00</text:p>
              </table:table-cell>
              <table:table-cell>
                <text:p>Кнопка зажата(5 секунд і більше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7" draw:layer="layout" svg:width="16.6cm" svg:height="1.987cm" svg:x="24.8cm" svg:y="27.3cm">
          <draw:text-box>
            <text:p text:style-name="P6"><text:span text:style-name="T1">inc — функція збільшення значення на 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0" draw:border="0%"/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gradient draw:name="Фігури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2:25:43.213678684</meta:creation-date>
    <dc:date>2021-01-06T11:30:38.791324360</dc:date>
    <meta:editing-duration>PT4H13M44S</meta:editing-duration>
    <meta:editing-cycles>4</meta:editing-cycles>
    <meta:generator>LibreOffice/6.4.6.2$Linux_X86_64 LibreOffice_project/40$Build-2</meta:generator>
    <meta:document-statistic meta:object-count="32"/>
  </office:meta>
</office:document-meta>
</file>